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08080" draw:textarea-horizontal-align="justify" draw:textarea-vertical-align="top" draw:auto-grow-height="false"/>
    </style:style>
    <style:style style:name="gr2" style:family="graphic" style:parent-style-name="standard">
      <style:graphic-properties draw:fill="solid" draw:fill-color="#804c19" draw:textarea-horizontal-align="justify" draw:textarea-vertical-align="top" draw:auto-grow-height="false"/>
    </style:style>
    <style:style style:name="gr3" style:family="graphic" style:parent-style-name="standard">
      <style:graphic-properties svg:stroke-color="#7da647" draw:fill="solid" draw:fill-color="#94bd5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0c0c0" draw:textarea-horizontal-align="justify" draw:textarea-vertical-align="top" draw:auto-grow-height="false"/>
    </style:style>
    <style:style style:name="gr5" style:family="graphic" style:parent-style-name="standard">
      <style:graphic-properties svg:stroke-width="0.1cm" svg:stroke-color="#000000" draw:marker-start-width="0.35cm" draw:marker-end="Arrow" draw:marker-end-width="0.35cm" draw:stroke-linejoin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996633" draw:textarea-horizontal-align="justify" draw:textarea-vertical-align="top" draw:auto-grow-height="false"/>
    </style:style>
    <style:style style:name="gr7" style:family="graphic" style:parent-style-name="standard">
      <style:graphic-properties svg:stroke-width="0.1cm" svg:stroke-color="#000000" draw:marker-start-width="0.35cm" draw:marker-end="Arrowheads_20_3" draw:marker-end-width="0.35cm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draw:marker-start-width="0.35cm" draw:marker-end="Arrowheads_20_3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draw:marker-start-width="0.35cm" draw:marker-end="Symmetric_20_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3.7cm" svg:height="8.1cm" svg:x="6.9cm" svg:y="1.2cm">
          <draw:glue-point draw:id="4" svg:x="-1.372cm" svg:y="5cm" draw:escape-direction="down"/>
          <text:p text:style-name="P1">IndustryD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9.1cm" svg:height="9.4cm" svg:x="1.4cm" svg:y="19cm">
          <draw:glue-point draw:id="4" svg:x="1.133cm" svg:y="-5cm" draw:escape-direction="up"/>
          <text:p text:style-name="P1">CargoDB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4.8cm" svg:height="4.7cm" svg:x="1.3cm" svg:y="1.2cm">
          <text:p text:style-name="P1">Planet</text:p>
          <text:p text:style-name="P1">Mineral</text:p>
          <text:p text:style-name="P1">Deposi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" draw:id="id2" draw:layer="layout" svg:width="3.6cm" svg:height="2.5cm" svg:x="7.2cm" svg:y="1.6cm">
          <text:p text:style-name="P1"><text:span text:style-name="T1">IndustryType</text:span></text:p>
          <text:p text:style-name="P1"><text:span text:style-name="T1">Mining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6.1cm" svg:y1="3.55cm" svg:x2="7.2cm" svg:y2="2.85cm" draw:start-shape="id1" draw:end-shape="id2" draw:end-glue-point="3" svg:d="m6100 3550h551v-700h549" svg:viewBox="0 0 1101 701">
          <text:p/>
        </draw:connector>
        <draw:custom-shape draw:style-name="gr6" draw:text-style-name="P2" xml:id="id3" draw:id="id3" draw:layer="layout" svg:width="8.5cm" svg:height="6.8cm" svg:x="1.8cm" svg:y="21.2cm">
          <draw:glue-point draw:id="4" svg:x="2.294cm" svg:y="-5cm" draw:escape-direction="up"/>
          <text:p text:style-name="P1"><text:span text:style-name="T1">CargoType</text:span></text:p>
          <text:p text:style-name="P1"><text:span text:style-name="T1">General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-7.75cm" svg:x1="9cm" svg:y1="4.1cm" svg:x2="6.05cm" svg:y2="21.2cm" draw:start-shape="id2" draw:start-glue-point="2" draw:end-shape="id3" svg:d="m9000 4100v800h-2950v16300" svg:viewBox="0 0 2951 17101">
          <text:p/>
        </draw:connector>
        <draw:custom-shape draw:style-name="gr4" draw:text-style-name="P2" xml:id="id4" draw:id="id4" draw:layer="layout" svg:width="3.6cm" svg:height="2.4cm" svg:x="7.8cm" svg:y="5.5cm">
          <text:p text:style-name="P1"><text:span text:style-name="T1">IndustryType</text:span></text:p>
          <text:p text:style-name="P1"><text:span text:style-name="T1">Refining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line-skew="0.199cm 3.35cm" svg:x1="10.3cm" svg:y1="24.6cm" svg:x2="7.8cm" svg:y2="6.7cm" draw:start-shape="id3" draw:start-glue-point="1" draw:end-shape="id4" draw:end-glue-point="3" svg:d="m10300 24600h700v-6700h-3701v-11200h501" svg:viewBox="0 0 3702 17901">
          <text:p/>
        </draw:connector>
        <draw:connector draw:style-name="gr8" draw:text-style-name="P1" draw:layer="layout" draw:line-skew="5.55cm" svg:x1="9.6cm" svg:y1="7.9cm" svg:x2="6.05cm" svg:y2="21.2cm" draw:start-shape="id4" draw:start-glue-point="2" draw:end-shape="id3" draw:end-glue-point="0" svg:d="m9600 7900v12200h-3550v1100" svg:viewBox="0 0 3551 13301">
          <text:p/>
        </draw:connector>
        <draw:custom-shape draw:style-name="gr4" draw:text-style-name="P2" xml:id="id5" draw:id="id5" draw:layer="layout" svg:width="5cm" svg:height="2.5cm" svg:x="12.4cm" svg:y="1.6cm">
          <text:p text:style-name="P1"><text:span text:style-name="T1">IndustryType</text:span></text:p>
          <text:p text:style-name="P1"><text:span text:style-name="T1">InstallationConstruction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line-skew="0.25cm" svg:x1="10.3cm" svg:y1="24.6cm" svg:x2="12.4cm" svg:y2="2.85cm" draw:start-shape="id3" draw:start-glue-point="1" draw:end-shape="id5" svg:d="m10300 24600h1300v-21750h800" svg:viewBox="0 0 2101 21751">
          <text:p/>
        </draw:connector>
        <draw:custom-shape draw:style-name="gr6" draw:text-style-name="P2" xml:id="id8" draw:id="id8" draw:layer="layout" svg:width="3.1cm" svg:height="5.8cm" svg:x="18.7cm" svg:y="21.2cm">
          <draw:glue-point draw:id="4" svg:x="2.294cm" svg:y="-5cm" draw:escape-direction="up"/>
          <text:p text:style-name="P1"><text:span text:style-name="T1">CargoType</text:span></text:p>
          <text:p text:style-name="P1"><text:span text:style-name="T1">Ordnanc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5cm" svg:height="2.5cm" svg:x="13.3cm" svg:y="4.9cm">
          <text:p text:style-name="P1"><text:span text:style-name="T1">IndustryType</text:span></text:p>
          <text:p text:style-name="P1"><text:span text:style-name="T1">Ordinanc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3.5cm" svg:height="6.3cm" svg:x="13cm" svg:y="21.2cm">
          <draw:glue-point draw:id="4" svg:x="2.294cm" svg:y="-5cm" draw:escape-direction="up"/>
          <text:p text:style-name="P1"><text:span text:style-name="T1">CargoType</text:span></text:p>
          <text:p text:style-name="P1"><text:span text:style-name="T1">Fuel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line-skew="5.55cm" svg:x1="9.6cm" svg:y1="7.9cm" svg:x2="14.75cm" svg:y2="21.2cm" draw:start-shape="id4" draw:start-glue-point="2" draw:end-shape="id6" draw:end-glue-point="0" svg:d="m9600 7900v12200h5150v1100" svg:viewBox="0 0 5151 13301">
          <text:p/>
        </draw:connector>
        <draw:custom-shape draw:style-name="gr11" draw:text-style-name="P2" xml:id="id9" draw:id="id9" draw:layer="layout" svg:width="4.1cm" svg:height="3.2cm" svg:x="2.1cm" svg:y="22.3cm">
          <text:p text:style-name="P1"><text:span text:style-name="T1">Installations </text:span></text:p>
          <text:p text:style-name="P1"><text:span text:style-name="T1">As Cargo?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line-skew="0cm 5.1cm -0.299cm" svg:x1="16.5cm" svg:y1="24.35cm" svg:x2="13.3cm" svg:y2="6.15cm" draw:start-shape="id6" draw:start-glue-point="1" draw:end-shape="id7" draw:end-glue-point="3" svg:d="m16500 24350h501v-4950h-4501v-13250h800" svg:viewBox="0 0 4502 18201">
          <text:p/>
        </draw:connector>
        <draw:connector draw:style-name="gr10" draw:text-style-name="P1" draw:layer="layout" draw:line-skew="5.9cm" svg:x1="15.8cm" svg:y1="7.4cm" svg:x2="20.25cm" svg:y2="21.2cm" draw:start-shape="id7" draw:start-glue-point="2" draw:end-shape="id8" svg:d="m15800 7400v12800h4450v1000" svg:viewBox="0 0 4451 13801">
          <text:p/>
        </draw:connector>
        <draw:connector draw:style-name="gr9" draw:text-style-name="P1" draw:layer="layout" draw:line-skew="2.25cm" svg:x1="14.9cm" svg:y1="4.1cm" svg:x2="4.15cm" svg:y2="22.3cm" draw:start-shape="id5" draw:start-glue-point="2" draw:end-shape="id9" svg:d="m14900 4100v11350h-10750v6850" svg:viewBox="0 0 10751 18201">
          <text:p/>
        </draw:connector>
        <draw:custom-shape draw:style-name="gr4" draw:text-style-name="P2" xml:id="id10" draw:id="id10" draw:layer="layout" svg:width="5cm" svg:height="2.5cm" svg:x="19.1cm" svg:y="4.9cm">
          <text:p text:style-name="P1"><text:span text:style-name="T1">IndustryType</text:span></text:p>
          <text:p text:style-name="P1"><text:span text:style-name="T1">ComponentConstruction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line-skew="2.5cm" svg:x1="21.6cm" svg:y1="7.4cm" svg:x2="6.05cm" svg:y2="21.2cm" draw:start-shape="id10" draw:start-glue-point="2" draw:end-shape="id3" draw:end-glue-point="0" svg:d="m21600 7400v9400h-15550v4400" svg:viewBox="0 0 15551 13801">
          <text:p/>
        </draw:connector>
        <draw:connector draw:style-name="gr9" draw:text-style-name="P1" draw:layer="layout" draw:line-skew="3.8cm" svg:x1="10.3cm" svg:y1="24.6cm" svg:x2="19.1cm" svg:y2="6.15cm" draw:start-shape="id3" draw:start-glue-point="1" draw:end-shape="id10" draw:end-glue-point="3" svg:d="m10300 24600h8200v-18450h600" svg:viewBox="0 0 8801 18451">
          <text:p/>
        </draw:connector>
        <draw:custom-shape draw:style-name="gr4" draw:text-style-name="P2" xml:id="id11" draw:id="id11" draw:layer="layout" svg:width="5cm" svg:height="2.5cm" svg:x="35.268cm" svg:y="1.7cm">
          <text:p text:style-name="P1"><text:span text:style-name="T1">IndustryType</text:span></text:p>
          <text:p text:style-name="P1"><text:span text:style-name="T1">Ships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line-skew="2.95cm" svg:x1="21.8cm" svg:y1="24.1cm" svg:x2="35.268cm" svg:y2="2.95cm" draw:start-shape="id8" draw:start-glue-point="1" draw:end-shape="id11" draw:end-glue-point="3" svg:d="m21800 24100h9684v-21150h3784" svg:viewBox="0 0 13469 21151">
          <text:p/>
        </draw:connector>
        <draw:connector draw:style-name="gr10" draw:text-style-name="P1" draw:layer="layout" draw:line-skew="7.9cm" svg:x1="16.5cm" svg:y1="24.35cm" svg:x2="35.268cm" svg:y2="2.95cm" draw:start-shape="id6" draw:start-glue-point="1" draw:end-shape="id11" draw:end-glue-point="3" svg:d="m16500 24350h17284v-21400h1484" svg:viewBox="0 0 18769 21401">
          <text:p/>
        </draw:connector>
        <draw:connector draw:style-name="gr10" draw:text-style-name="P1" draw:layer="layout" draw:line-skew="10cm" svg:x1="10.3cm" svg:y1="24.6cm" svg:x2="35.268cm" svg:y2="2.95cm" draw:start-shape="id3" draw:start-glue-point="1" draw:end-shape="id11" draw:end-glue-point="3" svg:d="m10300 24600h22484v-21650h2484" svg:viewBox="0 0 24969 21651">
          <text:p/>
        </draw:connector>
        <draw:custom-shape draw:style-name="gr11" draw:text-style-name="P1" xml:id="id12" draw:id="id12" draw:layer="layout" svg:width="5.3cm" svg:height="4.3cm" svg:x="35.1cm" svg:y="12cm">
          <text:p text:style-name="P1">Spaaacccee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line-skew="2.3cm" svg:x1="37.768cm" svg:y1="4.2cm" svg:x2="37.75cm" svg:y2="12cm" draw:start-shape="id11" draw:start-glue-point="2" draw:end-shape="id12" svg:d="m37768 4200v6200h-18v1600" svg:viewBox="0 0 19 7801">
          <text:p/>
        </draw:connector>
        <draw:custom-shape draw:style-name="gr11" draw:text-style-name="P2" xml:id="id14" draw:id="id14" draw:layer="layout" svg:width="4.5cm" svg:height="3.2cm" svg:x="5.4cm" svg:y="24.6cm">
          <text:p text:style-name="P1"><text:span text:style-name="T1">Fighters </text:span></text:p>
          <text:p text:style-name="P1"><text:span text:style-name="T1">as Cargo?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line-skew="-4.05cm" svg:x1="37.4cm" svg:y1="7.1cm" svg:x2="7.65cm" svg:y2="24.6cm" draw:start-shape="id13" draw:start-glue-point="2" draw:end-shape="id14" draw:end-glue-point="0" svg:d="m37400 7100v4700h-29750v12800" svg:viewBox="0 0 29751 17501">
          <text:p/>
        </draw:connector>
        <draw:connector draw:style-name="gr10" draw:text-style-name="P1" draw:layer="layout" draw:line-skew="8.7cm" svg:x1="10.3cm" svg:y1="24.6cm" svg:x2="34.9cm" svg:y2="5.85cm" draw:start-shape="id3" draw:start-glue-point="1" draw:end-shape="id13" svg:d="m10300 24600h21000v-18750h3600" svg:viewBox="0 0 24601 18751">
          <text:p/>
        </draw:connector>
        <draw:connector draw:style-name="gr10" draw:text-style-name="P1" draw:layer="layout" draw:line-skew="6.9cm" svg:x1="16.5cm" svg:y1="24.35cm" svg:x2="34.9cm" svg:y2="5.85cm" draw:start-shape="id6" draw:start-glue-point="1" draw:end-shape="id13" draw:end-glue-point="3" svg:d="m16500 24350h16100v-18500h2300" svg:viewBox="0 0 18401 18501">
          <text:p/>
        </draw:connector>
        <draw:connector draw:style-name="gr10" draw:text-style-name="P1" draw:layer="layout" draw:line-skew="5.25cm" svg:x1="21.8cm" svg:y1="24.1cm" svg:x2="34.9cm" svg:y2="5.85cm" draw:start-shape="id8" draw:start-glue-point="1" draw:end-shape="id13" draw:end-glue-point="3" svg:d="m21800 24100h11800v-18250h1300" svg:viewBox="0 0 13101 18251">
          <text:p/>
        </draw:connector>
        <draw:custom-shape draw:style-name="gr4" draw:text-style-name="P2" xml:id="id13" draw:id="id13" draw:layer="layout" svg:width="5cm" svg:height="2.5cm" svg:x="34.9cm" svg:y="4.6cm">
          <text:p text:style-name="P1"><text:span text:style-name="T1">IndustryType</text:span></text:p>
          <text:p text:style-name="P1"><text:span text:style-name="T1">Fighter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3" draw:display-name="Arrowheads 3" svg:viewBox="0 0 1131 902" svg:d="m564 0-564 902h1131z"/>
    <draw:marker draw:name="Symmetric_20_Arrow" draw:display-name="Symmetric Arrow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Z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4-10T16:35:30.09</meta:creation-date>
    <dc:date>2016-04-10T17:39:55.23</dc:date>
    <meta:editing-duration>PT2M37S</meta:editing-duration>
    <meta:editing-cycles>1</meta:editing-cycles>
    <meta:generator>LibreOffice/3.6$Windows_x86 LibreOffice_project/5b93205-6e6b3fc-7830f6d-c08ad66-1d9bf4</meta:generator>
    <meta:document-statistic meta:object-count="35"/>
  </office:meta>
</office:document-meta>
</file>